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541"/>
    </style:style>
    <style:style style:name="P2" style:family="paragraph" style:parent-style-name="Standard">
      <style:text-properties officeooo:rsid="001df541" officeooo:paragraph-rsid="001df541"/>
    </style:style>
    <style:style style:name="P3" style:family="paragraph" style:parent-style-name="Standard">
      <style:text-properties officeooo:rsid="001fcd25" officeooo:paragraph-rsid="001fcd25"/>
    </style:style>
    <style:style style:name="P4" style:family="paragraph" style:parent-style-name="Standard">
      <style:text-properties officeooo:rsid="00204aba" officeooo:paragraph-rsid="00204aba"/>
    </style:style>
    <style:style style:name="P5" style:family="paragraph" style:parent-style-name="Standard">
      <style:text-properties officeooo:rsid="00204aba" officeooo:paragraph-rsid="001fcd25"/>
    </style:style>
    <style:style style:name="P6" style:family="paragraph" style:parent-style-name="Standard">
      <style:text-properties officeooo:paragraph-rsid="00204aba"/>
    </style:style>
    <style:style style:name="P7" style:family="paragraph" style:parent-style-name="Standard">
      <style:text-properties officeooo:rsid="0024d2bc" officeooo:paragraph-rsid="0024d2bc"/>
    </style:style>
    <style:style style:name="P8" style:family="paragraph" style:parent-style-name="Standard">
      <style:text-properties officeooo:rsid="0024d2bc" officeooo:paragraph-rsid="00204aba"/>
    </style:style>
    <style:style style:name="P9" style:family="paragraph" style:parent-style-name="Standard">
      <style:text-properties officeooo:rsid="0024d2bc" officeooo:paragraph-rsid="00257ee9"/>
    </style:style>
    <style:style style:name="T1" style:family="text">
      <style:text-properties officeooo:rsid="00204aba"/>
    </style:style>
    <style:style style:name="T2" style:family="text">
      <style:text-properties officeooo:rsid="0024d2bc"/>
    </style:style>
    <style:style style:name="T3" style:family="text">
      <style:text-properties officeooo:rsid="00257ee9"/>
    </style:style>
    <style:style style:name="T4" style:family="text">
      <style:text-properties officeooo:rsid="00267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</text:p>
      <text:p text:style-name="P2"/>
      <text:p text:style-name="P1">1. Prove o seguinte teorema:</text:p>
      <text:p text:style-name="P1">Teorema: A linguagem L = { w | w0 é a representação de uma máquina de Turing M com alfabeto </text:p>
      <text:p text:style-name="P1">de entrada { 0, 1 } tal que M não aceita w } não é Turing-reconhecível.</text:p>
      <text:p text:style-name="P3"/>
      <text:p text:style-name="P3">PROVA:</text:p>
      <text:p text:style-name="P3"/>
      <text:p text:style-name="P3">Dado uma máquina de Turing qual tenha sua representação w0 com alfabetos de entrada {0, 1} tal que a máquina não aceita w <text:span text:style-name="T1">podemos </text:span><text:span text:style-name="T4">tentar</text:span><text:span text:style-name="T1"> provando esta afirmação através da seguinte forma</text:span>.</text:p>
      <text:p text:style-name="P5"/>
      <text:p text:style-name="P4">um exemplo seria um algoritmo que implemente na nossa string de entrada w | w0 , TERÍAMOS UMA PROVA POR CONTRADIÇÃO</text:p>
      <text:p text:style-name="P6"><text:span text:style-name="T1">pois, existem m</text:span><text:span text:style-name="T2">á</text:span><text:span text:style-name="T1">quinas de </text:span><text:span text:style-name="T2">Turing</text:span><text:span text:style-name="T1"> </text:span><text:span text:style-name="T2">reconhecível</text:span><text:span text:style-name="T1"> que interpretem w | w</text:span><text:span text:style-name="T4">0</text:span><text:span text:style-name="T1"> com alfabetos de {0,1} onde o final da string seja 0. </text:span></text:p>
      <text:p text:style-name="P8"/>
      <text:p text:style-name="P9">○ Suponha que existe uma máquina de Turing M’ tal que L(M’) = L </text:p>
      <text:p text:style-name="P9">○ Como L é uma linguagem do alfabeto { 0, 1 }, o alfabeto de entrada de M’ é { 0, 1 } </text:p>
      <text:p text:style-name="P9">○ Denote por w’ a representação de M’ </text:p>
      <text:p text:style-name="P9">○ Temos que w’ ∈ L ou w’ ∉ L </text:p>
      <text:p text:style-name="P9">○ Se w’ ∈ L, então w’ ∈ L(M’), o que significa que M’ aceita w’. Logo, w’ é a representação de uma máquina de Turing M’ com alfabeto de entrada { 0, 1 } tal que M’ aceita w’. Portanto, w’ ∉ L, o que é obviamente falso Uma linguagem que não é Turing-reconhecível </text:p>
      <text:p text:style-name="P9">● Teorema: A linguagem L = { w | w<text:span text:style-name="T3">0</text:span> é a representação de uma máquina de Turing M com alfabeto de entrada { 0, 1 } tal que M não aceita w } não é Turing-reconhecível </text:p>
      <text:p text:style-name="P9">● Prova: </text:p>
      <text:p text:style-name="P9">○ Se w’ ∉ L, então w’ ∉ L(M’), o que significa que M’ não aceita w’. Logo, w’ é a representação de uma máquina de Turing M’ com alfabeto de entrada { 0, 1 } tal que M’ não aceita w’. Portanto, w’ ∈ L, o que é obviamente falso </text:p>
      <text:p text:style-name="P9">○ Por consequência, concluímos que a suposição inicial é falsa, o que significa que não existe uma máquina de Turing M’ tal que L(M’) = L</text:p>
      <text:p text:style-name="P7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8:03:40.356449533</meta:creation-date>
    <dc:date>2021-04-15T13:10:11.995543465</dc:date>
    <meta:editing-duration>PT26M5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344" meta:character-count="1648" meta:non-whitespace-character-count="1311"/>
  </office:meta>
</office:document-meta>
</file>